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DejaVu Sans Light1" svg:font-family="'DejaVu Sans Light'"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Standard">
      <style:paragraph-properties fo:margin-left="1.251cm" fo:margin-right="0cm" fo:text-indent="0cm" style:auto-text-indent="false"/>
      <style:text-properties style:font-name="Courier 10 Pitch"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text:list-style style:name="L1">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son</text:p>
      <text:p text:style-name="Standard"/>
      <text:p text:style-name="Standard">3 File della grammatica di Bison</text:p>
      <text:p text:style-name="Standard"/>
      <text:p text:style-name="Standard">Bison prende come input una specifica di grammatica libera da contesto e produce una funzione in linguaggio C che riconosce correttamente le istanze della grammatica.</text:p>
      <text:p text:style-name="Standard"/>
      <text:p text:style-name="Standard">Per convenzione il file della grammatica di bison termina con '.y'. (Vedere: Invocare Bison)</text:p>
      <text:p text:style-name="Standard"/>
      <text:list xml:id="list1999480954" text:style-name="L1">
        <text:list-item>
          <text:list>
            <text:list-item>
              <text:p text:style-name="P3">Cenni preliminari</text:p>
            </text:list-item>
          </text:list>
        </text:list-item>
      </text:list>
      <text:p text:style-name="Standard"/>
      <text:p text:style-name="Standard">Un file di grammatica bison ha quattro sezioni principali, che vediamo con gli apposito delimitatori:</text:p>
      <text:p text:style-name="Standard"/>
      <text:p text:style-name="P2">%{</text:p>
      <text:p text:style-name="P2">PROLOGO</text:p>
      <text:p text:style-name="P2">%}</text:p>
      <text:p text:style-name="P2"/>
      <text:p text:style-name="P2">DICHIARAZIONI BISON</text:p>
      <text:p text:style-name="P2"/>
      <text:p text:style-name="P2">%%</text:p>
      <text:p text:style-name="P2">REGOLE GRAMMATICALI</text:p>
      <text:p text:style-name="P2">%%</text:p>
      <text:p text:style-name="P2"/>
      <text:p text:style-name="P2">EPILOGO</text:p>
      <text:p text:style-name="Standard"/>
      <text:p text:style-name="Standard">I commenti sono racchiusi tra '/* … */' e possono apparire in qualsiasi sezione.</text:p>
      <text:p text:style-name="Standard">Come estensione GNU, '//' introduce un commento che continua fino al termine della riga.</text:p>
      <text:p text:style-name="Standard"/>
      <text:list xml:id="list707281135" text:style-name="L2">
        <text:list-item>
          <text:list>
            <text:list-item>
              <text:list>
                <text:list-item>
                  <text:p text:style-name="P4">Prologo – Sintassi ed uso del prologo</text:p>
                  <text:p text:style-name="P4"/>
                </text:list-item>
              </text:list>
            </text:list-item>
          </text:list>
        </text:list-item>
      </text:list>
      <text:p text:style-name="Standard">La sezione del PROLOGO contiene definizioni d macro e dichiarazioni di funzioni e varibili che sono usate nelle azioni delle regole grammaticali. Queste vengono copiate all'inizio del file di implementazione del parser, in modo da precedere la definizione della funzione 'yyparse'. Si possono usare '#include' per prelevare dichiarazioni da header file. Se non si necessita di alcuna dichiarazione C, si può omettere la presenza dei delimitatori '%{...%}' che racchiudono la sezione.</text:p>
      <text:p text:style-name="Standard"/>
      <text:p text:style-name="Standard">Il PROLOGO termina con la prima occorrenza del delimitatore '%}' di chiusura, che sia fuori da commenti, stringhe di letterali, o caratteri costanti.</text:p>
      <text:p text:style-name="Standard"/>
      <text:p text:style-name="Standard">Si possono avere più sezioni di PROLOGO, intervallate da DICHIARAZIONI BISON. Ciò permette di avere dichiarazioni C e Bison che abbiano rifermenti tra loro. Ad esempio, la dichiarazione '%union' può usare tipi da dato definiti in un file di header, ed è possibile avere prototipi di funzioni che prendono argomenti di tipo 'YYSTYPE'. Si può realizzare quanto detto con due blocchi di PROLOGO, uno prima ed uno dopo la dichiarazione della '%union'.</text:p>
      <text:p text:style-name="Standard"/>
      <text:p text:style-name="Preformatted_20_Text"><text:tab/>%{</text:p>
      <text:p text:style-name="Preformatted_20_Text"><text:s text:c="7"/>#define _GNU_SOURCE</text:p>
      <text:p text:style-name="Preformatted_20_Text"><text:s text:c="7"/>#include &lt;stdio.h&gt;</text:p>
      <text:p text:style-name="Preformatted_20_Text"><text:s text:c="7"/>#include "ptypes.h"</text:p>
      <text:p text:style-name="Preformatted_20_Text"><text:s text:c="5"/>%}</text:p>
      <text:p text:style-name="Preformatted_20_Text"/>
      <text:p text:style-name="Preformatted_20_Text"><text:s text:c="5"/>%union {</text:p>
      <text:p text:style-name="Preformatted_20_Text"><text:s text:c="7"/>long int n;</text:p>
      <text:p text:style-name="Preformatted_20_Text"><text:s text:c="7"/>tree t; <text:s/>/* `tree' is defined in `ptypes.h'. */</text:p>
      <text:p text:style-name="Preformatted_20_Text"><text:s text:c="5"/>}</text:p>
      <text:p text:style-name="Preformatted_20_Text"/>
      <text:p text:style-name="Preformatted_20_Text"><text:s text:c="5"/>%{</text:p>
      <text:p text:style-name="Preformatted_20_Text"><text:s text:c="7"/>static void print_token_value (FILE *, int, YYSTYPE);</text:p>
      <text:p text:style-name="Preformatted_20_Text"><text:s text:c="7"/>#define YYPRINT(F, N, L) print_token_value (F, N, L)</text:p>
      <text:p text:style-name="Preformatted_20_Text"><text:s text:c="5"/>%}</text:p>
      <text:p text:style-name="Preformatted_20_Text"/>
      <text:p text:style-name="P1"><text:s text:c="5"/>...</text:p>
      <text:p text:style-name="Standard">Se si hanno dubbi, solitamente è meglio mettere il codice di prologo prima di ogni dichiarazione Bison, piuttosto che alla fine. Ad esempio, ogni definizione di macro caratteristiche di test come '__GNU_SOURCE' o '_POSIX_C_SOURCE' deve comparire prima di tutte le dichiarazioni Bison, poiché le macro caratteristiche di test possono modificare il comportamento delle direttive '#include' generate dal Bison.</text:p>
      <text:p text:style-name="Standard"/>
      <text:list xml:id="list1062853422" text:style-name="L3">
        <text:list-item>
          <text:list>
            <text:list-item>
              <text:list>
                <text:list-item>
                  <text:p text:style-name="P5">Alternative al prologo</text:p>
                </text:list-item>
              </text:list>
            </text:list-item>
          </text:list>
        </text:list-item>
      </text:list>
      <text:p text:style-name="Standard"/>
      <text:p text:style-name="Standard">La funzionalità della sezione del prologo può essere spesso non ovvia e poco flessibile. Come alternativa, Bison fornisce la direttiva '%code' con un campo qualificatore esplicito, che identifica lo scopo del codice e le posizioni dove Bison deve generarlo. Per C/C++ i qualificatori possono essere omessi per la posizione di default, o devono essere del tupo 'requires', 'provides', 'top' (Vedere Sommario %code).</text:p>
      <text:p text:style-name="Standard"/>
      <text:p text:style-name="Standard">Rivediamo l'esempio precedente:</text:p>
      <text:p text:style-name="Preformatted_20_Text"><text:s text:c="7"/></text:p>
      <text:p text:style-name="Preformatted_20_Text"><text:tab/>%{</text:p>
      <text:p text:style-name="Preformatted_20_Text"><text:tab/> #define _GNU_SOURCE</text:p>
      <text:p text:style-name="Preformatted_20_Text"><text:s text:c="7"/>#include &lt;stdio.h&gt;</text:p>
      <text:p text:style-name="Preformatted_20_Text"><text:s text:c="7"/>#include "ptypes.h"</text:p>
      <text:p text:style-name="Preformatted_20_Text"><text:s text:c="5"/>%}</text:p>
      <text:p text:style-name="Preformatted_20_Text"/>
      <text:p text:style-name="Preformatted_20_Text"><text:s text:c="5"/>%union {</text:p>
      <text:p text:style-name="Preformatted_20_Text"><text:s text:c="7"/>long int n;</text:p>
      <text:p text:style-name="Preformatted_20_Text"><text:s text:c="7"/>tree t; <text:s/>/* `tree' is defined in `ptypes.h'. */</text:p>
      <text:p text:style-name="Preformatted_20_Text"><text:s text:c="5"/>}</text:p>
      <text:p text:style-name="Preformatted_20_Text"/>
      <text:p text:style-name="Preformatted_20_Text"><text:s text:c="5"/>%{</text:p>
      <text:p text:style-name="Preformatted_20_Text"><text:s text:c="7"/>static void print_token_value (FILE *, int, YYSTYPE);</text:p>
      <text:p text:style-name="Preformatted_20_Text"><text:s text:c="7"/>#define YYPRINT(F, N, L) print_token_value (F, N, L)</text:p>
      <text:p text:style-name="Preformatted_20_Text"><text:s text:c="5"/>%}</text:p>
      <text:p text:style-name="Preformatted_20_Text"/>
      <text:p text:style-name="P1"><text:s text:c="5"/>...</text:p>
      <text:p text:style-name="Standard">Notiamo che ci sono due sezioni di PROLOGO, ma vi è una non chiara distinzione tra le loro funzionalità. Ad esempio, se si decide di sovrascrivere la definizione default di Bison per 'YYLTYPE', in quale sezione occorrerà scriverla? Dovremmo scriverla nella prima sezione prima che Bison inserisca questo codice nel file di implementazione prima della della definizione di default. In quale sezione del prologo occorre prototipare una funzione interna, 'trace_token', che accetti 'YYLTYPE' e 'yytokentype' come argomenti? Occorrerà prototiparla nella seconda sezione poiché Bison inerirà questo codice dopo le definizioni di 'YYLTYPE' e 'yytokentype'.</text:p>
      <text:p text:style-name="Standard"/>
      <text:p text:style-name="Standard">Questa distinzione di funzionalità tra le due sezioni del PROLOGO è stabilita dalla presenza di '%union' tra le due. Questo comportamento solleva alcune questioni. Primo, perché la posizione della '%union' condiziona le definizione collegate di 'YYLTYPE' e 'yytokentype'?</text:p>
      <text:p text:style-name="Standard">Secondo, cosa sarebbe accaduto se non ci fosse stata la '%union'? In questo caso la seconda sezione non sarebbe nemmeno necessaria. Il comportamento non è intuitivo.</text:p>
      <text:p text:style-name="Standard"/>
      <text:p text:style-name="Standard">Per evitare questa subdola dipendenza da '%union', riscriviamo l'esempio usando '%code top' e un non qualificato '%code'. Procediamo ad inserire allo stesso tempio le nuove definizioni di 'YYLTYPE' e 'trace_token':</text:p>
      <text:p text:style-name="Standard"/>
      <text:p text:style-name="Preformatted_20_Text"><text:s text:c="5"/>%code top {</text:p>
      <text:p text:style-name="Preformatted_20_Text"><text:s text:c="7"/>#define _GNU_SOURCE</text:p>
      <text:p text:style-name="Preformatted_20_Text"><text:s text:c="7"/>#include &lt;stdio.h&gt;</text:p>
      <text:p text:style-name="Preformatted_20_Text"/>
      <text:p text:style-name="Preformatted_20_Text"><text:s text:c="7"/>/* WARNING: The following code really belongs</text:p>
      <text:p text:style-name="Preformatted_20_Text"><text:s text:c="8"/>* in a `%code requires'; see below. <text:s/>*/</text:p>
      <text:p text:style-name="Preformatted_20_Text"/>
      <text:p text:style-name="Preformatted_20_Text"><text:s text:c="7"/>#include "ptypes.h"</text:p>
      <text:p text:style-name="Preformatted_20_Text"><text:s text:c="7"/>#define YYLTYPE YYLTYPE</text:p>
      <text:p text:style-name="Preformatted_20_Text"><text:s text:c="7"/>typedef struct YYLTYPE</text:p>
      <text:p text:style-name="Preformatted_20_Text"><text:s text:c="7"/>{</text:p>
      <text:p text:style-name="Preformatted_20_Text"><text:s text:c="9"/>int first_line;</text:p>
      <text:p text:style-name="Preformatted_20_Text"><text:s text:c="9"/>int first_column;</text:p>
      <text:p text:style-name="Preformatted_20_Text"><text:s text:c="9"/>int last_line;</text:p>
      <text:p text:style-name="Preformatted_20_Text"><text:s text:c="9"/>int last_column;</text:p>
      <text:p text:style-name="Preformatted_20_Text"><text:s text:c="9"/>char *filename;</text:p>
      <text:p text:style-name="Preformatted_20_Text"><text:s text:c="7"/>} YYLTYPE;</text:p>
      <text:p text:style-name="Preformatted_20_Text"><text:s text:c="5"/>}</text:p>
      <text:p text:style-name="Preformatted_20_Text"/>
      <text:p text:style-name="Preformatted_20_Text"><text:s text:c="5"/>%union {</text:p>
      <text:p text:style-name="Preformatted_20_Text"><text:s text:c="7"/>long int n;</text:p>
      <text:p text:style-name="Preformatted_20_Text"><text:s text:c="7"/>tree t; <text:s/>/* `tree' is defined in `ptypes.h'. */</text:p>
      <text:p text:style-name="Preformatted_20_Text"><text:s text:c="5"/>}</text:p>
      <text:p text:style-name="Preformatted_20_Text"/>
      <text:p text:style-name="Preformatted_20_Text"><text:s text:c="5"/>%code {</text:p>
      <text:p text:style-name="Preformatted_20_Text"><text:s text:c="7"/>static void print_token_value (FILE *, int, YYSTYPE);</text:p>
      <text:p text:style-name="Preformatted_20_Text"><text:s text:c="7"/>#define YYPRINT(F, N, L) print_token_value (F, N, L)</text:p>
      <text:p text:style-name="Preformatted_20_Text"><text:s text:c="7"/>static void trace_token (enum yytokentype token, YYLTYPE loc);</text:p>
      <text:p text:style-name="Preformatted_20_Text"><text:s text:c="5"/>}</text:p>
      <text:p text:style-name="Preformatted_20_Text"/>
      <text:p text:style-name="P1"><text:s text:c="5"/>...</text:p>
      <text:p text:style-name="Standard">In questo modo '%code top' ed il non qualificato '%code' offrono la stessa funzionalità delle due sezioni di prologo, ma è sempre esplicitato quale sia quello di interesse. Inoltre entrambe i tipi sono sempre disponibili anche in assenza della '%union'.</text:p>
      <text:p text:style-name="Standard"/>
      <text:p text:style-name="Standard">Il blocco '%code top' precedente contiene due parti. Le prime due linee prima del warning devono comparire all'inizio del file di implementazione del parser. La prima linea dopo del warinig è richiesta da 'YYSTYPE' e quindi deve anche comparire nel file di implementazione. Comunque, se si è istruito Bison per generare un file header (Vedere %defines) probabilmente si vorrà che questa linea compaia prima della definizione di 'YYSTYPE' anche nel file di header. La definizione di 'YYSTYPE' dovrà apparire nel file di header in modo da sovrascrivere la definizione di default della 'YYSTYPE'.</text:p>
      <text:p text:style-name="Standard"/>
      <text:p text:style-name="Standard">In altre parole, nel blocco '%code top', tutte eccetto le prime due linee sono codice dipendenti dalla definizione di 'YYSTYPE' ed 'YYLTYPE'. Per questo esse appartengono ad uno o più '%code requires':</text:p>
      <text:p text:style-name="Standard"/>
      <text:p text:style-name="Preformatted_20_Text"><text:s text:c="5"/>%code top {</text:p>
      <text:p text:style-name="Preformatted_20_Text"><text:s text:c="7"/>#define _GNU_SOURCE</text:p>
      <text:p text:style-name="Preformatted_20_Text"><text:s text:c="7"/>#include &lt;stdio.h&gt;</text:p>
      <text:p text:style-name="Preformatted_20_Text"><text:s text:c="5"/>}</text:p>
      <text:p text:style-name="Preformatted_20_Text"/>
      <text:p text:style-name="Preformatted_20_Text"><text:s text:c="5"/>%code requires {</text:p>
      <text:p text:style-name="Preformatted_20_Text"><text:s text:c="7"/>#include "ptypes.h"</text:p>
      <text:p text:style-name="Preformatted_20_Text"><text:s text:c="5"/>}</text:p>
      <text:p text:style-name="Preformatted_20_Text"><text:s text:c="5"/>%union {</text:p>
      <text:p text:style-name="Preformatted_20_Text"><text:s text:c="7"/>long int n;</text:p>
      <text:p text:style-name="Preformatted_20_Text"><text:s text:c="7"/>tree t; <text:s/>/* `tree' is defined in `ptypes.h'. */</text:p>
      <text:p text:style-name="Preformatted_20_Text"><text:s text:c="5"/>}</text:p>
      <text:p text:style-name="Preformatted_20_Text"/>
      <text:p text:style-name="Preformatted_20_Text"><text:s text:c="5"/>%code requires {</text:p>
      <text:p text:style-name="Preformatted_20_Text"><text:s text:c="7"/>#define YYLTYPE YYLTYPE</text:p>
      <text:p text:style-name="Preformatted_20_Text"><text:s text:c="7"/>typedef struct YYLTYPE</text:p>
      <text:p text:style-name="Preformatted_20_Text"><text:s text:c="7"/>{</text:p>
      <text:p text:style-name="Preformatted_20_Text"><text:s text:c="9"/>int first_line;</text:p>
      <text:p text:style-name="Preformatted_20_Text"><text:s text:c="9"/>int first_column;</text:p>
      <text:p text:style-name="Preformatted_20_Text"><text:s text:c="9"/>int last_line;</text:p>
      <text:p text:style-name="Preformatted_20_Text"><text:s text:c="9"/>int last_column;</text:p>
      <text:p text:style-name="Preformatted_20_Text"><text:s text:c="9"/>char *filename;</text:p>
      <text:p text:style-name="Preformatted_20_Text"><text:s text:c="7"/>} YYLTYPE;</text:p>
      <text:p text:style-name="Preformatted_20_Text"><text:s text:c="5"/>}</text:p>
      <text:p text:style-name="Preformatted_20_Text"/>
      <text:p text:style-name="Preformatted_20_Text"><text:s text:c="5"/>%code {</text:p>
      <text:p text:style-name="Preformatted_20_Text"><text:s text:c="7"/>static void print_token_value (FILE *, int, YYSTYPE);</text:p>
      <text:p text:style-name="Preformatted_20_Text"><text:s text:c="7"/>#define YYPRINT(F, N, L) print_token_value (F, N, L)</text:p>
      <text:p text:style-name="Preformatted_20_Text"><text:s text:c="7"/>static void trace_token (enum yytokentype token, YYLTYPE loc);</text:p>
      <text:p text:style-name="Preformatted_20_Text"><text:s text:c="5"/>}</text:p>
      <text:p text:style-name="Preformatted_20_Text"/>
      <text:p text:style-name="P1"><text:s text:c="5"/>...</text:p>
      <text:p text:style-name="Standard"/>
      <text:p text:style-name="Standard">Adesso Bison inserirà '#include “ptypes.h”' e la definizione del nuovo 'YYLTYPE' prima delle definizioni di default di Bison delle 'YYSTYPE' ed 'YYLTYPE' in entrambe i file del parser, header e file di implementazione. (per lo stesso motivo, %code requires deve essere piazzato in modo opportuno per avere le proprie definizioni di 'YYSTYPE').</text:p>
      <text:p text:style-name="Standard"/>
      <text:p text:style-name="Standard">Quando si scrivono codici dipendenti da 'YYSTYPE' e 'YYLTYPE', si deve preferire l'uso di '%code requires' a quello di '%code top' senza badare a dove appaiono le istruzioni per la generazione dell'header file. Quando si vuole che Bison inserisca del codice solo nel file di implementazione del parser e non necessita di essere messo all'inizio del file, è preferibile usare '</text:p>
      <text:p text:style-name="Standard">%code' piuttosto che '%code top'. Questa pratica renderà esplicito lo scopo di ogni blocco di codice per Bison e per altri sviluppatori che leggeranno la grammatica. Seguendo queste pratiche ci si aspetta che il blocco non qualificato '%code' ed il '%code requires' siano le alternative più importanti delle quattro sezioni di prologo.</text:p>
      <text:p text:style-name="Standard"/>
      <text:p text:style-name="Standard">Ad un certo punto mentre si sviluppa il parser, si può decidere di fornire 'trace_token' ai moduli esterni al parser. Per questo si potrebbe voler inserire il prototipo sia nell'header file che nel file di implementazione del parser. Poichè questa non è una dipendenza necessaria per 'YYSTYPE' e 'YYLTYPE', non ha senso spostare il suo prototipo in un blocco '%code requires'. Più importante è il fatto che data la dipendenza da 'YYLTYPE e 'yytokentype', il blocco '%code requires' non sia sufficente. Invece basta spostare il suo prototipo dal blocco non qualificato ad un blocco '%code provides':</text:p>
      <text:p text:style-name="Standard"/>
      <text:p text:style-name="Preformatted_20_Text"><text:s text:c="5"/>%code top {</text:p>
      <text:p text:style-name="Preformatted_20_Text"><text:s text:c="7"/>#define _GNU_SOURCE</text:p>
      <text:p text:style-name="Preformatted_20_Text"><text:s text:c="7"/>#include &lt;stdio.h&gt;</text:p>
      <text:p text:style-name="Preformatted_20_Text"><text:s text:c="5"/>}</text:p>
      <text:p text:style-name="Preformatted_20_Text"/>
      <text:p text:style-name="Preformatted_20_Text"><text:s text:c="5"/>%code requires {</text:p>
      <text:p text:style-name="Preformatted_20_Text"><text:s text:c="7"/>#include "ptypes.h"</text:p>
      <text:p text:style-name="Preformatted_20_Text"><text:s text:c="5"/>}</text:p>
      <text:p text:style-name="Preformatted_20_Text"><text:s text:c="5"/>%union {</text:p>
      <text:p text:style-name="Preformatted_20_Text"><text:s text:c="7"/>long int n;</text:p>
      <text:p text:style-name="Preformatted_20_Text"><text:s text:c="7"/>tree t; <text:s/>/* `tree' is defined in `ptypes.h'. */</text:p>
      <text:p text:style-name="Preformatted_20_Text"><text:s text:c="5"/>}</text:p>
      <text:p text:style-name="Preformatted_20_Text"/>
      <text:p text:style-name="Preformatted_20_Text"><text:s text:c="5"/>%code requires {</text:p>
      <text:p text:style-name="Preformatted_20_Text"><text:s text:c="7"/>#define YYLTYPE YYLTYPE</text:p>
      <text:p text:style-name="Preformatted_20_Text"><text:s text:c="7"/>typedef struct YYLTYPE</text:p>
      <text:p text:style-name="Preformatted_20_Text"><text:s text:c="7"/>{</text:p>
      <text:p text:style-name="Preformatted_20_Text"><text:s text:c="9"/>int first_line;</text:p>
      <text:p text:style-name="Preformatted_20_Text"><text:s text:c="9"/>int first_column;</text:p>
      <text:p text:style-name="Preformatted_20_Text"><text:s text:c="9"/>int last_line;</text:p>
      <text:p text:style-name="Preformatted_20_Text"><text:s text:c="9"/>int last_column;</text:p>
      <text:p text:style-name="Preformatted_20_Text"><text:s text:c="9"/>char *filename;</text:p>
      <text:p text:style-name="Preformatted_20_Text"><text:s text:c="7"/>} YYLTYPE;</text:p>
      <text:p text:style-name="Preformatted_20_Text"><text:s text:c="5"/>}</text:p>
      <text:p text:style-name="Preformatted_20_Text"/>
      <text:p text:style-name="Preformatted_20_Text"><text:s text:c="5"/>%code provides {</text:p>
      <text:p text:style-name="Preformatted_20_Text"><text:s text:c="7"/>void trace_token (enum yytokentype token, YYLTYPE loc);</text:p>
      <text:p text:style-name="Preformatted_20_Text"><text:s text:c="5"/>}</text:p>
      <text:p text:style-name="Preformatted_20_Text"/>
      <text:p text:style-name="Preformatted_20_Text"><text:s text:c="5"/>%code {</text:p>
      <text:p text:style-name="Preformatted_20_Text"><text:s text:c="7"/>static void print_token_value (FILE *, int, YYSTYPE);</text:p>
      <text:p text:style-name="Preformatted_20_Text"><text:s text:c="7"/>#define YYPRINT(F, N, L) print_token_value (F, N, L)</text:p>
      <text:p text:style-name="Preformatted_20_Text"><text:s text:c="5"/>}</text:p>
      <text:p text:style-name="Preformatted_20_Text"/>
      <text:p text:style-name="P1"><text:s text:c="5"/>...</text:p>
      <text:p text:style-name="Standard">Bison inserirà il prototipo 'trace_token' in entrambe i file, header ed implementazione del parser, dopo le definzioni di 'yytokentype', 'YYSTYPE' e 'YYLTYPE'.</text:p>
      <text:p text:style-name="Standard"/>
      <text:p text:style-name="Standard">Gli esempio precedenti fanno attenzione che le direttive siano riflesse nel layout del file di header e nel file di implementazione del parser: '%code top', '%code requires', '%code provides', ed infine %code'. Sebbene il file della grammatica risulterà più semplice da leggere, Bison non necessita di questo ordine, ma lascia liberi di usare una organizzazione che abbia senso per lo sviluppatore.</text:p>
      <text:p text:style-name="Standard"/>
      <text:p text:style-name="Standard">Si può dichiarare ognuna di queste direttive più volte nel file della grammatica. In questo caso, Bison concatenerà il codice nell'ordine di dichiarazione. Questo è l'unico modo in cui la posizione di queste direttive nel file della grammatica condiziona la sua funzionalità.</text:p>
      <text:p text:style-name="Standard"/>
      <text:p text:style-name="Standard">Il risultato delle due proprietà precedenti è una grande flessibilità nel modo di organizzare un file di grammatica. Ad esempio, si possono organizzare direttive collegate dal tipo di semantica:</text:p>
      <text:p text:style-name="Standard"/>
      <text:p text:style-name="Preformatted_20_Text"><text:s text:c="5"/>%code requires { #include "type1.h" }</text:p>
      <text:p text:style-name="Preformatted_20_Text"><text:s text:c="5"/>%union { type1 field1; }</text:p>
      <text:p text:style-name="Preformatted_20_Text"><text:s text:c="5"/>%destructor { type1_free ($$); } &lt;field1&gt;</text:p>
      <text:p text:style-name="Preformatted_20_Text"><text:s text:c="5"/>%printer { type1_print ($$); } &lt;field1&gt;</text:p>
      <text:p text:style-name="Preformatted_20_Text"/>
      <text:p text:style-name="Preformatted_20_Text"><text:s text:c="5"/>%code requires { #include "type2.h" }</text:p>
      <text:p text:style-name="Preformatted_20_Text"><text:s text:c="5"/>%union { type2 field2; }</text:p>
      <text:p text:style-name="Preformatted_20_Text"><text:s text:c="5"/>%destructor { type2_free ($$); } &lt;field2&gt;</text:p>
      <text:p text:style-name="P1"><text:s text:c="5"/>%printer { type2_print ($$); } &lt;field2&gt;</text:p>
      <text:p text:style-name="Standard">Si può anche piazzare ognuno dei gruppi di direttive precedenti nella sezione delle regole del file della grammatica, vicino all'insieme di regole che usano il tipo semantico associato. (nella sezione delle regole occore terminare con punto e virgola ognuna di queste direttive). E non occorrerà preoccuparsi che alcune direttive (come la '%union') nella sezione delle definizioni possano influenzare la loro funzionalità nel modo in cui compaiono, proprio perché appariranno prima. Questa organizzazione non é ottenibile usando le sole sezioni di PROLOGO. </text:p>
      <text:p text:style-name="Standard">Questa sezione ha trattato dei vantaggi dell'uso delle alternative alla sezione PROLOGO dell'originale YACC. Comunque, in molti casi quando si usano queste direttive, non è necessario pensare a tutto l'ordinamento di basso livello di cui si è discusso qui. Invece si possono usare semplicemtne queste direttive per etichettare ogni blocco di codice secondo i propri scopo, e lasciare a Bison il compito di ordinarle. </text:p>
      <text:p text:style-name="Standard">'%code' è la label più generica, quindi basta agire spostando '$code requires', '%code provides' e '%code top' secondo i propri scopi.</text:p>
      <text:p text:style-name="Standard"/>
      <text:p text:style-name="Standard"/>
      <text:p text:style-name="Standard"/>
      <text:list xml:id="list1573594015" text:style-name="L4">
        <text:list-item>
          <text:list>
            <text:list-item>
              <text:list>
                <text:list-item>
                  <text:p text:style-name="P6">La sezione delle dichiarazioni di Bison</text:p>
                </text:list-item>
              </text:list>
            </text:list-item>
          </text:list>
        </text:list-item>
      </text:list>
      <text:p text:style-name="Standard"/>
      <text:p text:style-name="Standard">La sezione delle dichiarazioni di Bison definisce i simboli terminali e non terminali, specifica le precedenze e molto altro. Inalcune delle grammatiche più semplici non si necessita di nessuna dichiarazione (Vedere Dichiarazioni di Bison)</text:p>
      <text:p text:style-name="Standard"/>
      <text:p text:style-name="Standard"/>
      <text:list xml:id="list1622017987" text:style-name="L5">
        <text:list-item>
          <text:list>
            <text:list-item>
              <text:list>
                <text:list-item>
                  <text:p text:style-name="P7">La sezione delle regole di Bison</text:p>
                </text:list-item>
              </text:list>
            </text:list-item>
          </text:list>
        </text:list-item>
      </text:list>
      <text:p text:style-name="Standard"/>
      <text:p text:style-name="Standard">La sezione delle regole di Bison contiente non altro che una o più regole grammaticali. (Vedere La sintassi delle regole della grammatica)</text:p>
      <text:p text:style-name="Standard">Deve sempre esservi almeno una regola, ed il primo delimitatore '%%' che precede le regole, non può essere omesso qualora sia la prima cosa a comparire nel file di input.</text:p>
      <text:p text:style-name="Standard"/>
      <text:list xml:id="list1115104266" text:style-name="L6">
        <text:list-item>
          <text:list>
            <text:list-item>
              <text:list>
                <text:list-item>
                  <text:p text:style-name="P8">Epilogo</text:p>
                </text:list-item>
              </text:list>
            </text:list-item>
          </text:list>
        </text:list-item>
      </text:list>
      <text:p text:style-name="Standard"/>
      <text:p text:style-name="Standard">L'epilogo viene copiato così com'è alla fine del file di implementazione del parser, subito dopo le copie del PROLOGO. Questo è il posto più conveniente per inserire qualsiasi cosa che si vuole che sia presente nel file di implementazione, e che debba comparire prima della definizione della funzione 'yyparse'. Ad esempio, andranno messe in questa sezione le definizioni di 'yylex' e di 'yyerror'. Siccome C richiede la dichiarazione delle funzioni prima del loro uso, spesso sarà necessario dichiarare queste funzioni, come 'yylex', nel prologo, anche se la loro definzione sarà presente nell'epilogo. (Vedere L'interfaccia del parser per il linguaggio C)</text:p>
      <text:p text:style-name="Standard"/>
      <text:p text:style-name="Standard">Se questa sezione è vuota, è possibile omettere il delimitatore '%%' che la separa dalle regole grammaticali.</text:p>
      <text:p text:style-name="Standard"/>
      <text:p text:style-name="Standard">Il parser stesso di Bison contiene macro ed identificatori i cui nomi iniziano con 'yy' e 'YY', per cui è una ottima idea evitare di usare questa convenzione per i nomi (ad eccezione di quelli usati ne manuale) nell'epilogo del file della grammatica.</text:p>
      <text:p text:style-name="Standard"/>
      <text:list xml:id="list81035291" text:style-name="L7">
        <text:list-item>
          <text:list>
            <text:list-item>
              <text:p text:style-name="P9">Simboli, Terminali e Non Terminali</text:p>
            </text:list-item>
          </text:list>
        </text:list-item>
      </text:list>
      <text:p text:style-name="Standard"/>
      <text:p text:style-name="Standard">I simboli terminali nella grammatica di Bison (anche detti tipi di token) rappresentano una classe sintatticamente equivalente di token. E' possibile usare i simboli della grammatica nelle regole per intendere che quel token in quella classe è ammesso. Il simbolo è rappresentato nel parser Bison da un codice numerico, e la funzione 'yylex' torna un codice di tipo di token per indicare che tipo di token è stato letto. Non è necessario conoscere il valore del token, ma si può usare il simbolo per richiamarlo.</text:p>
      <text:p text:style-name="Standard"/>
      <text:p text:style-name="Standard">Un simbolo non terminale rappresenta una classe di gruppi sintatticamente equivalenti. Il nome del simbolo viene utilizzato nella scrittura delle regole grammaticali. Per convenzione, esso deve essere scritto in caratteri minuscoli.</text:p>
      <text:p text:style-name="Standard">I nomi dei simboli possono contenere lettere, underscore, punti, e numeri (non all'inizio) o trattini. I trattini nei nomi dei simboli sono una estensione GNU, non compatibile con YACC POSIX. I punti ed i trattini rendono i nomi dei simboli meno utili da usare con nomi di riferimenti, che richiederebbero di usare le parentesi (Vedere Nomi dei riferimenti).</text:p>
      <text:p text:style-name="Standard">I simboli terminali che contengono punti o trattini hanno più senso: poiché essi non sono simboli validi (in molti linguaggi di programmazione) essi non vengono esportati come nomi di token.</text:p>
      <text:p text:style-name="Standard"/>
      <text:p text:style-name="Standard">Vi sono tre modi di scrivere i simboli terminali nella grammatica:</text:p>
      <text:list xml:id="list2164474712" text:style-name="L8">
        <text:list-item>
          <text:p text:style-name="P10">Un tipo di token con nome viene descritto con un identificatore, come in C. Per convenzione, esso deve essere maiuscolo. Ognuno di questi nomi deve essere definito con una dichiarazione Bison come '%token'. (Vedere Nomi di tipi di token)</text:p>
        </text:list-item>
        <text:list-item>
          <text:p text:style-name="P10">Un tipo di token a carattere (o token a carattere letterale) viene scritto nella grammatica usando la stessa sintassi del C per le costanti a carattere; ad esempio “'+'” è un tipo di token a carattere. Questi token non necessitano di essere dichiarati a meno che si voglia specificare il valore semantico del tipo di dato (Vedere I tipi di dato della semantica dei valori), l'associatività o la precedenza (Vedere operatori di precedenza).<text:line-break/>Tutti i soliti caratteri di sequenza di escape che vengono utilizzati nei letterali a caratteri in C possono essere usati anche in Bison, ma non si deve usare un carattere null come letterale in quanto il suo codice numerico, zero, intenderebbe la fine dell'input (Vedere le convenzioni per 'yylex'). Inoltre, a differenza del C, i trigrafi non hanno senso in Bison come letterali, e nemmeno è permesso l'uso del backslash-newline (\n).</text:p>
        </text:list-item>
        <text:list-item>
          <text:p text:style-name="P10">Un letterale di tipo stringa viene scritto come una stringa costante C; ad esempio, '”&lt;=”' è un token di tipo stringa. Un letterale di tipo stringa non necessita di essere dichiarato a meno che non si voglia attribuire un valore semantico (Vedere Tipo Valore), una associatività o precedenza.<text:line-break/>Si può associare un nome simbolico come un alias, usando la dichiarazione '%token' (vedere Dichiarazioni di token). Se non si vuole ciò, l'analizzatore lessicale deve cercare il numero del token dalla tabella 'yytname' (Vedere Convenzioni di chiamata).<text:line-break/>Attenzione: questo tipo di token non funzionano con YACC.<text:line-break/>Per convenzione, un token letterale tipo stringa vine usato solo epr rappresentare un token che consiste di una particolare stringa. Per cui, si deve usare il tipo di token '”&lt;=”' per rappresentare la stringa '&lt;=' come token. Bison non rafforza questa convenzione, ma se si evita di usarla le persone che leggono il programma verranno confuse.<text:line-break/>Tutte le sequenza di escape usate nei letterali di tipo stringa in C possono esser usate in Bison, eccetto quelle che identificano un null con un letterale di tipi stringa. Inoltre, a differenza del C, i trigrafi non hanno senso in Bison come letterali, e nemmeno è permesso l'uso del backslash-newline (\n).<text:line-break/>Un letterale di tipo stringa deve contenere almeno due caratteri; per token con un solo carattere si usa il tipo di token a carattere visto precedentemente.</text:p>
        </text:list-item>
      </text:list>
      <text:p text:style-name="Standard"/>
      <text:p text:style-name="Standard">Come scegliere di scrivere un simbolo terminale non interferisce sul significato della grammatica. Questo dipende solo da dove esso appare nelle regole e quando il parser ritornerà quel simbolo.</text:p>
      <text:p text:style-name="Standard"/>
      <text:p text:style-name="Standard">Il valore tornato da 'yylex' è sempre uno dei simboli terminali, eccetto che un valore 0 o negativo per indendere la fine dell'input. In qualsiasi modo venga scritto il tipo di token nelle regole grammaticali, lo si scriverà nello stesso modo nella definizione di 'yylex'. Il codice nuerico associato a token a carattere è semplicemnte il valore codice numerico positivo del carattere, per cui 'yylex' può usare lo stesso valore per generare il codice richiesto, benché si possa voler convertirlo in unsigned char per evitare estensioni di simboli sugli host dove 'char' ha segno. Ogni tipo di token con nome diventa una macro C nel file di implementazione del pareser, quindi 'yylex' può usare lo stesso nome per identificare il codice. (Questo è il motivo per cui i punti non hanno senso nei simboli terminali). Vedere le convenzioni di chiamata per yylex.</text:p>
      <text:p text:style-name="Standard"/>
      <text:p text:style-name="Standard">Se 'yylex' viene definito in un file separato, occorre predisoirre delle definizioni di macro di tipo di token che siano disponibili in quel file. Usando l'opzione '-d' quando si avvia Bison, si otterranno queste definizioni di macro in un file separato intitolato 'NAME.tab.h' <text:s/>che si potrà includere nei file che ve ne necessitano. Vedere Invocare Bison.</text:p>
      <text:p text:style-name="Standard"/>
      <text:p text:style-name="Standard">Se si vuole scrivere la grammatica in modo portabile per qualsiasi host Standard C, si devono usare solo caratteri non nulli per i nomi dei token, presi dal char set standard C. Questa sezione consiste nella seguente stringa Standard C:</text:p>
      <text:p text:style-name="Standard"><text:tab/></text:p>
      <text:p text:style-name="Preformatted_20_Text"><text:tab/>"\a\b\t\n\v\f\r !\"#%&amp;'()*+,-./:;&lt;=&gt;?[\\]^_{|}~"</text:p>
      <text:p text:style-name="Standard"/>
      <text:p text:style-name="Standard">La funzione 'yylex' e Bison devono usare un char set consistente ed una codifica per i caratteri dei token. Ad esempio, se si lancia Bison in un ambiente ASCII, ma si compila il risultato in un ambiente che usa un char set non compatibile, come EBCDIC, il programma risultante può non funzionare a causa delle tabelle generate da Bison che presumono che i valori numerici siano in ASCII per cui le piattaforme di installazione non compatibili con ASCII devono ricostruire quei file prima di compilarli. </text:p>
      <text:p text:style-name="Standard"/>
      <text:p text:style-name="Standard">Il simbolo 'error' è un simbolo terminale riservato per il ripristino da errori (Vedere Ricovero da errori); non si deve usare per altri scopi. In particolare, 'yylex' non deve mai tornare questo valore. Il valore di default per questo token è 256, a meno che si espliciti di assegnare il valore 256 ad uno dei propri token con la dichiarazione '%token'. </text:p>
      <text:p text:style-name="Standard"/>
      <text:p text:style-name="Standard"/>
      <text:list xml:id="list1238922568" text:style-name="L9">
        <text:list-item>
          <text:list>
            <text:list-item>
              <text:p text:style-name="P11">Sintassi delle regole della grammatica</text:p>
            </text:list-item>
          </text:list>
        </text:list-item>
      </text:list>
      <text:p text:style-name="Standard"/>
      <text:p text:style-name="Standard">Una regola grammaticale Bison ha la seguente forma:</text:p>
      <text:p text:style-name="Standard"/>
      <text:p text:style-name="Standard"><text:tab/>RESULT: COMPONENTS …</text:p>
      <text:p text:style-name="Standard"><text:tab/><text:tab/> <text:s text:c="3"/>;</text:p>
      <text:p text:style-name="Standard"/>
      <text:p text:style-name="Standard">dove RESULT è il simbolo non terminale descritto da questa regola, e COMPONENTS sono i vari terminali e non terminali che sono messi insieme da questa regola.</text:p>
      <text:p text:style-name="Standard">Ad esempio,</text:p>
      <text:p text:style-name="Standard"><text:tab/>exp: <text:tab/>exp '+' exp</text:p>
      <text:p text:style-name="Standard"><text:tab/><text:tab/>;</text:p>
      <text:p text:style-name="Standard">dice che due raggruppamenti di tipo 'exp' con un token '+' in mezzo, può essere combinata in un gruppo più largo di tipo 'exp'.</text:p>
      <text:p text:style-name="Standard">Le whitespace nelle regole servono solo per separare i simboli. Si possono inserire quante ne occorrono.</text:p>
      <text:p text:style-name="Standard"/>
      <text:p text:style-name="Standard">Sparse tra le componenti possono esserci delle AZIONI che determinano la semantica della regola. Una azione assomiglia a qualcosa del tipo:</text:p>
      <text:p text:style-name="Standard"/>
      <text:p text:style-name="Standard"><text:tab/>{C STATEMENT}</text:p>
      <text:p text:style-name="Standard"/>
      <text:p text:style-name="Standard">Questo è un esempio di codice parentesizzato, cioè, codice C racchiuso tra parentesi, molto simile agli statement composti in C. Il codice parentesizzato può contenere qualsiasi sequenza di token C, tanto lunghi quanto bilanciato dalle parentesi. Bison non controlla direttamente la correttezza del codice parentesizzato; si limita a copiare il codice nel file di implementazione del parser, dove il compilatore C potrà controllarlo.</text:p>
      <text:p text:style-name="Standard"/>
      <text:p text:style-name="Standard">Nel codice tra parentesi, il conteggio delle parentesi bilanciate non è affetto dalle parentesi nei commenti, stringhe letterali, o caratteri costanti, ma è affetto dai digrafi C '&lt;%' e '%&gt;' che rappresentano le parentesi. A livello superiore (più esterno) le parentesi devono essere chiuse da '}' e non da digrafi. Bison non considera i trigrafi, per cui se il codice tra parentesi usa i trigrafi, ci si deve assicurare che non interferisca negli innesti di parentesi o nei confini dei commenti, stringhe di letterali o costanti a carattere.</text:p>
      <text:p text:style-name="Standard"/>
      <text:p text:style-name="Standard">Solitamente c'è solo una azione che segue la componente. Vedere le Azioni.</text:p>
      <text:p text:style-name="Standard"/>
      <text:p text:style-name="Standard">Regole multiple per lo stesso risultato possono essere scritte separatamente o possono essere accorpate con la barra verticale '|' come segue:</text:p>
      <text:p text:style-name="Standard"/>
      <text:p text:style-name="Standard"><text:tab/>RESULT:<text:tab/>RULE1-COMPONENTS...</text:p>
      <text:p text:style-name="Standard"><text:tab/><text:tab/><text:tab/>| RULE2-COMPONENTS...</text:p>
      <text:p text:style-name="Standard"><text:tab/><text:tab/><text:tab/>…</text:p>
      <text:p text:style-name="Standard"><text:tab/><text:tab/><text:tab/>;</text:p>
      <text:p text:style-name="Standard"/>
      <text:p text:style-name="Standard">Esse vengono considerate come regole distinte anche se accorpate.</text:p>
      <text:p text:style-name="Standard"/>
      <text:p text:style-name="Standard">Se il componente in una regola è vuoto, significa che il risultato può corrispondere alla stringa vuota. Ad esempio, di seguito è mostrato come definire una sequenza separata da virgole di zero o più 'exp':</text:p>
      <text:p text:style-name="Standard"><text:tab/></text:p>
      <text:p text:style-name="Standard"><text:tab/>expseq:<text:tab/>/* empty */</text:p>
      <text:p text:style-name="Standard"><text:tab/><text:tab/><text:tab/>| expseq1</text:p>
      <text:p text:style-name="Standard"><text:tab/><text:tab/><text:tab/>;</text:p>
      <text:p text:style-name="Standard"/>
      <text:p text:style-name="Standard"><text:tab/>expseq1:<text:tab/>exp</text:p>
      <text:p text:style-name="Standard"><text:tab/><text:tab/><text:tab/>| expseq1 ',' exp</text:p>
      <text:p text:style-name="Standard"><text:tab/><text:tab/><text:tab/>;</text:p>
      <text:p text:style-name="Standard"/>
      <text:p text:style-name="Standard">A piacimento è possibile scrivere il commento '/* empty */' per indicare ogni regola senza componenti.</text:p>
      <text:p text:style-name="Standard"/>
      <text:list xml:id="list2071209148" text:style-name="L10">
        <text:list-item>
          <text:list>
            <text:list-item>
              <text:p text:style-name="P12">Regole ricorsive</text:p>
            </text:list-item>
          </text:list>
        </text:list-item>
      </text:list>
      <text:p text:style-name="Standard"/>
      <text:p text:style-name="Standard">Una regola è detta ricorsiva quando il suo non terminale appare anche nella sua parte destra. Quasi tutte le grammatiche Bison hanno bisogno di usare la ricorsione, in quanto è il solo modo per definire una sequenza di qualsiasi numero di cose particolari. </text:p>
      <text:p text:style-name="Standard">Si consideri la definizione di una sequenza di una o più espressioni separate da virgola:</text:p>
      <text:p text:style-name="Standard"/>
      <text:p text:style-name="Standard"><text:tab/>expseq1: exp</text:p>
      <text:p text:style-name="Standard"><text:tab/><text:tab/>| expseq1 ',' exp</text:p>
      <text:p text:style-name="Standard"><text:tab/><text:tab/>;</text:p>
      <text:p text:style-name="Standard"/>
      <text:p text:style-name="Standard">Siccome l'uso ricorsivo di 'expseq1' è il simbolo più a sinistra (leftmost) nella parte destra, chiamiamo questo tipo di ricorsione “ricorsione sinistra”. In contrasto, lo stesso costrutto viene definito di seguito usando la “ricorsione destra”:</text:p>
      <text:p text:style-name="Standard"/>
      <text:p text:style-name="Standard"><text:tab/>expseq1: exp</text:p>
      <text:p text:style-name="Standard"><text:tab/><text:tab/>| exp ',' expseq1</text:p>
      <text:p text:style-name="Standard"><text:tab/><text:tab/>;</text:p>
      <text:p text:style-name="Standard"/>
      <text:p text:style-name="Standard">Ogni tipo di sequenza può essere definito usando la ricorsione sinistra o destra, ma occorre sempre quella sinistra, perché può elaborare una sequenza di qualsiasi numero di elementi con spazio di stack limitato. LA ricorsione destra usa tutto lo spazio dello stack di Bison in proporzione al numero di elementi nella sequenza, poiché tutti gli elementi devono essere sgiftati nello stack prima che la regola possa essere applicata anche una sola volta. Vedere L'algoritmo del Parser Bison.</text:p>
      <text:p text:style-name="Standard"/>
      <text:p text:style-name="Standard">La ricorsione “indiretta” o “mutuale” avviene quando il risultato della regola non viene applicato direttamente alla parte destra, ma appare nelle regole di altri non terminali per i quali appare nella loro parte destra. </text:p>
      <text:p text:style-name="Standard"/>
      <text:p text:style-name="Standard">Ad esempio:</text:p>
      <text:p text:style-name="Standard"/>
      <text:p text:style-name="Standard"><text:tab/>expr:<text:tab/>primary</text:p>
      <text:p text:style-name="Standard"><text:tab/><text:tab/>| primary '+' primary</text:p>
      <text:p text:style-name="Standard"><text:tab/><text:tab/>;</text:p>
      <text:p text:style-name="Standard"/>
      <text:p text:style-name="Standard"><text:tab/>primary: constant</text:p>
      <text:p text:style-name="Standard"><text:tab/><text:tab/>| '(' expr ')'</text:p>
      <text:p text:style-name="Standard"><text:tab/><text:tab/>;</text:p>
      <text:p text:style-name="Standard"/>
      <text:p text:style-name="Standard">definisce due non terminali mutuamente ricorsivi, poiché ognuno si riferisce all'altro.</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DejaVu Sans Light1" svg:font-family="'DejaVu Sans Light'"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18:09:33</meta:creation-date>
    <dc:date>2012-02-27T16:26:41</dc:date>
    <meta:editing-duration>PT12H1M17S</meta:editing-duration>
    <meta:editing-cycles>22</meta:editing-cycles>
    <meta:generator>LibreOffice/3.4$Unix LibreOffice_project/340m1$Build-502</meta:generator>
    <meta:document-statistic meta:table-count="0" meta:image-count="0" meta:object-count="0" meta:page-count="1" meta:paragraph-count="240" meta:word-count="3651" meta:character-count="23887" meta:non-whitespace-character-count="19652"/>
  </office:meta>
</office:document-meta>
</file>